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le Card Market Tycoon</text:p>
      <text:p text:style-name="P1"/>
      <text:p text:style-name="P2">Thank you for downloading Idle Card Market Tycoon (ICMT). In order to run the game, please open the HTML file called index.</text:p>
      <text:p text:style-name="P2"/>
      <text:p text:style-name="P2">This game is a a work in progress, and any feedback is appricheated, please email me at stewartcallum1991@gmail.com</text:p>
      <text:p text:style-name="P2"/>
      <text:p text:style-name="P3">Version 0.2 17/11/2023</text:p>
      <text:p text:style-name="P3"/>
      <text:p text:style-name="P2">A few gameplay feature have been added and the UI has been updated.</text:p>
      <text:p text:style-name="P3"/>
      <text:list xml:id="list8677478861433380175" text:style-name="L3">
        <text:list-item>
          <text:p text:style-name="P7">Added New feature, allowing bonus multipliers at every 100, 50, 25 and 10, with the higher level being the priority multiplier</text:p>
        </text:list-item>
        <text:list-item>
          <text:p text:style-name="P7">Added a new reset feature that allows the play to reset the game for a percentage bonus called Reputation. Every £1000 will give the player a bonus on reset of 0.01 and will add up over resets</text:p>
        </text:list-item>
        <text:list-item>
          <text:p text:style-name="P7">UI has been update with a colour scheme and styles and some new information for the players</text:p>
        </text:list-item>
        <text:list-item>
          <text:p text:style-name="P7">a few small adjustments to make the upgades happen faster, more will come soon.</text:p>
        </text:list-item>
      </text:list>
      <text:p text:style-name="P3"/>
      <text:p text:style-name="P3">Version 0.1 14/11/2023</text:p>
      <text:p text:style-name="P3"/>
      <text:p text:style-name="P2">Version 0.1 is an early test version of the game add currently has very few features available.</text:p>
      <text:p text:style-name="P2"/>
      <text:list xml:id="list5353304089138673709" text:style-name="L1">
        <text:list-item>
          <text:p text:style-name="P5">UI is mainly working as intend and all UI features intended to work at this point do work</text:p>
        </text:list-item>
        <text:list-item>
          <text:p text:style-name="P5">Game allows the user to purchase new products and upgrade them, but only has three at the moment (Common Card, Uncommon Card and Booster Pack)</text:p>
        </text:list-item>
      </text:list>
      <text:p text:style-name="P2"/>
      <text:p text:style-name="P3">Upcoming updates</text:p>
      <text:p text:style-name="P3"/>
      <text:list xml:id="list9044775635539322122" text:style-name="L2">
        <text:list-item>
          <text:p text:style-name="P6">Balances to the games income, timers and costs</text:p>
        </text:list-item>
        <text:list-item>
          <text:p text:style-name="P6">A prettier UI with a colour scheme based on one of the more popular card games</text:p>
        </text:list-item>
        <text:list-item>
          <text:p text:style-name="P6">Selectable UI design, where you can choose a colour scheme based on multiple card games</text:p>
        </text:list-item>
        <text:list-item>
          <text:p text:style-name="P6">More products(of course)</text:p>
        </text:list-item>
        <text:list-item>
          <text:p text:style-name="P6">Progress bars will fill based on progress to completed time, instead of of moving side to side like a loading bar</text:p>
        </text:list-item>
        <text:list-item>
          <text:p text:style-name="P6">Introduce a save system to the game so that players can load up their progress after closing the window.</text:p>
        </text:list-item>
        <text:list-item>
          <text:p text:style-name="P6">Introduce a bonus currency where players will earn promo cards and this will allow then to purchase bonuses for products and their store, such as time boosts, cost reductions, etc.</text:p>
        </text:list-item>
        <text:list-item>
          <text:p text:style-name="P6">An app version tah can be installed on mobile devices instead of a HTML version of the game</text:p>
        </text:list-item>
        <text:list-item>
          <text:p text:style-name="P6">Add an away from game timer that will give players a percentage of the money they would of earned if the game was ac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14T21:32:43.78</meta:creation-date>
    <dc:date>2023-11-17T23:31:04.58</dc:date>
    <meta:editing-duration>PT17M49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23" meta:word-count="383" meta:character-count="2060"/>
  </office:meta>
</office:document-meta>
</file>